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dcb8" officeooo:paragraph-rsid="000cdcb8"/>
    </style:style>
    <style:style style:name="P2" style:family="paragraph" style:parent-style-name="Standard">
      <style:text-properties officeooo:rsid="000cdcb8" officeooo:paragraph-rsid="0020830c"/>
    </style:style>
    <style:style style:name="P3" style:family="paragraph" style:parent-style-name="Standard">
      <style:text-properties officeooo:rsid="000cdcb8" officeooo:paragraph-rsid="00402737"/>
    </style:style>
    <style:style style:name="P4" style:family="paragraph" style:parent-style-name="Standard">
      <style:text-properties officeooo:rsid="000deffd" officeooo:paragraph-rsid="000deffd"/>
    </style:style>
    <style:style style:name="P5" style:family="paragraph" style:parent-style-name="Standard">
      <style:text-properties officeooo:rsid="000deffd" officeooo:paragraph-rsid="001892e0"/>
    </style:style>
    <style:style style:name="P6" style:family="paragraph" style:parent-style-name="Standard">
      <style:text-properties officeooo:rsid="000deffd" officeooo:paragraph-rsid="0037c433"/>
    </style:style>
    <style:style style:name="P7" style:family="paragraph" style:parent-style-name="Standard">
      <style:text-properties officeooo:rsid="000deffd" officeooo:paragraph-rsid="00402737"/>
    </style:style>
    <style:style style:name="P8" style:family="paragraph" style:parent-style-name="Standard">
      <style:text-properties officeooo:rsid="000f1af9" officeooo:paragraph-rsid="000f1af9"/>
    </style:style>
    <style:style style:name="P9" style:family="paragraph" style:parent-style-name="Standard">
      <style:text-properties officeooo:rsid="000f1af9" officeooo:paragraph-rsid="0031ba2e"/>
    </style:style>
    <style:style style:name="P10" style:family="paragraph" style:parent-style-name="Standard">
      <style:text-properties officeooo:rsid="000f1af9" officeooo:paragraph-rsid="00402737"/>
    </style:style>
    <style:style style:name="P11" style:family="paragraph" style:parent-style-name="Standard">
      <style:text-properties officeooo:rsid="0010d020" officeooo:paragraph-rsid="00402737"/>
    </style:style>
    <style:style style:name="P12" style:family="paragraph" style:parent-style-name="Standard">
      <style:text-properties officeooo:rsid="0014813b" officeooo:paragraph-rsid="0014813b"/>
    </style:style>
    <style:style style:name="P13" style:family="paragraph" style:parent-style-name="Standard">
      <style:text-properties officeooo:rsid="0014813b" officeooo:paragraph-rsid="001e78dc"/>
    </style:style>
    <style:style style:name="P14" style:family="paragraph" style:parent-style-name="Standard">
      <style:text-properties officeooo:rsid="0014813b" officeooo:paragraph-rsid="001f786a"/>
    </style:style>
    <style:style style:name="P15" style:family="paragraph" style:parent-style-name="Standard">
      <style:text-properties officeooo:rsid="0014813b" officeooo:paragraph-rsid="0038887c"/>
    </style:style>
    <style:style style:name="P16" style:family="paragraph" style:parent-style-name="Standard">
      <style:text-properties officeooo:rsid="0014813b" officeooo:paragraph-rsid="00402737"/>
    </style:style>
    <style:style style:name="P17" style:family="paragraph" style:parent-style-name="Standard">
      <style:text-properties officeooo:rsid="000db94d" officeooo:paragraph-rsid="00402737"/>
    </style:style>
    <style:style style:name="P18" style:family="paragraph" style:parent-style-name="Standard">
      <style:paragraph-properties fo:text-align="center" style:justify-single-word="false"/>
      <style:text-properties fo:font-weight="bold" officeooo:rsid="0021bf1a" officeooo:paragraph-rsid="0021bf1a" style:font-weight-asian="bold" style:font-weight-complex="bold"/>
    </style:style>
    <style:style style:name="P19" style:family="paragraph" style:parent-style-name="Standard">
      <style:paragraph-properties fo:text-align="center" style:justify-single-word="false"/>
      <style:text-properties fo:font-weight="bold" officeooo:rsid="0021bf1a" officeooo:paragraph-rsid="003218bf" style:font-weight-asian="bold" style:font-weight-complex="bold"/>
    </style:style>
    <style:style style:name="P20" style:family="paragraph" style:parent-style-name="Standard">
      <style:paragraph-properties fo:text-align="center" style:justify-single-word="false"/>
      <style:text-properties fo:font-weight="bold" officeooo:rsid="00245484" officeooo:paragraph-rsid="00245484" style:font-weight-asian="bold" style:font-weight-complex="bold"/>
    </style:style>
    <style:style style:name="P21" style:family="paragraph" style:parent-style-name="Standard">
      <style:paragraph-properties fo:text-align="center" style:justify-single-word="false"/>
      <style:text-properties fo:font-weight="bold" officeooo:rsid="0025c95f" officeooo:paragraph-rsid="0025c95f" style:font-weight-asian="bold" style:font-weight-complex="bold"/>
    </style:style>
    <style:style style:name="P22" style:family="paragraph" style:parent-style-name="Standard">
      <style:text-properties fo:font-weight="bold" officeooo:rsid="000cdcb8" officeooo:paragraph-rsid="000cdcb8" style:font-weight-asian="bold" style:font-weight-complex="bold"/>
    </style:style>
    <style:style style:name="P23" style:family="paragraph" style:parent-style-name="Standard">
      <style:paragraph-properties fo:text-align="center" style:justify-single-word="false"/>
      <style:text-properties fo:font-weight="bold" officeooo:rsid="0027c644" officeooo:paragraph-rsid="0027c644" style:font-weight-asian="bold" style:font-weight-complex="bold"/>
    </style:style>
    <style:style style:name="P24" style:family="paragraph" style:parent-style-name="Standard">
      <style:paragraph-properties fo:text-align="center" style:justify-single-word="false"/>
      <style:text-properties fo:font-size="15pt" style:text-underline-style="solid" style:text-underline-width="auto" style:text-underline-color="font-color" officeooo:rsid="0021bf1a" officeooo:paragraph-rsid="0021bf1a" style:font-size-asian="15pt" style:font-size-complex="15pt"/>
    </style:style>
    <style:style style:name="P25" style:family="paragraph" style:parent-style-name="Standard">
      <style:text-properties officeooo:rsid="0038887c" officeooo:paragraph-rsid="0038887c"/>
    </style:style>
    <style:style style:name="P26" style:family="paragraph" style:parent-style-name="Standard">
      <style:text-properties officeooo:rsid="0038887c" officeooo:paragraph-rsid="0037c433"/>
    </style:style>
    <style:style style:name="P27" style:family="paragraph" style:parent-style-name="Standard">
      <style:paragraph-properties fo:text-align="center" style:justify-single-word="false"/>
      <style:text-properties fo:font-size="16pt" fo:font-weight="bold" officeooo:rsid="0025c95f" officeooo:paragraph-rsid="0025c95f" style:font-size-asian="14pt" style:font-weight-asian="bold" style:font-size-complex="16pt" style:font-weight-complex="bold"/>
    </style:style>
    <style:style style:name="P28" style:family="paragraph" style:parent-style-name="Standard">
      <style:paragraph-properties fo:text-align="center" style:justify-single-word="false"/>
      <style:text-properties fo:font-weight="normal" officeooo:rsid="0023b0c2" officeooo:paragraph-rsid="0023b0c2" style:font-weight-asian="normal" style:font-weight-complex="normal"/>
    </style:style>
    <style:style style:name="P29" style:family="paragraph" style:parent-style-name="Standard">
      <style:paragraph-properties fo:text-align="center" style:justify-single-word="false"/>
      <style:text-properties fo:font-weight="normal" officeooo:rsid="00245484" officeooo:paragraph-rsid="00245484" style:font-weight-asian="normal" style:font-weight-complex="normal"/>
    </style:style>
    <style:style style:name="P30" style:family="paragraph" style:parent-style-name="Standard">
      <style:paragraph-properties fo:text-align="center" style:justify-single-word="false"/>
      <style:text-properties fo:font-weight="normal" officeooo:rsid="0025c95f" officeooo:paragraph-rsid="003218bf" style:font-weight-asian="normal" style:font-weight-complex="normal"/>
    </style:style>
    <style:style style:name="P31" style:family="paragraph" style:parent-style-name="Standard">
      <style:paragraph-properties fo:text-align="center" style:justify-single-word="false"/>
      <style:text-properties fo:font-weight="normal" officeooo:rsid="0025c95f" officeooo:paragraph-rsid="00245484" style:font-weight-asian="normal" style:font-weight-complex="normal"/>
    </style:style>
    <style:style style:name="P32" style:family="paragraph" style:parent-style-name="Standard">
      <style:paragraph-properties fo:text-align="center" style:justify-single-word="false"/>
      <style:text-properties fo:font-weight="normal" officeooo:rsid="0025c95f" officeooo:paragraph-rsid="0025c95f" style:font-weight-asian="normal" style:font-weight-complex="normal"/>
    </style:style>
    <style:style style:name="P33" style:family="paragraph" style:parent-style-name="Standard">
      <style:paragraph-properties fo:text-align="center" style:justify-single-word="false"/>
      <style:text-properties fo:font-size="9pt" fo:font-weight="normal" officeooo:rsid="0038887c" officeooo:paragraph-rsid="0038887c" style:font-size-asian="7.84999990463257pt" style:font-weight-asian="normal" style:font-size-complex="9pt" style:font-weight-complex="normal"/>
    </style:style>
    <style:style style:name="P34" style:family="paragraph" style:parent-style-name="Standard">
      <style:paragraph-properties fo:text-align="center" style:justify-single-word="false"/>
      <style:text-properties officeooo:rsid="0027c644" officeooo:paragraph-rsid="0027c644"/>
    </style:style>
    <style:style style:name="P35" style:family="paragraph" style:parent-style-name="Standard">
      <style:text-properties officeooo:rsid="0014f58f" officeooo:paragraph-rsid="00402737"/>
    </style:style>
    <style:style style:name="P36" style:family="paragraph" style:parent-style-name="Standard">
      <style:text-properties officeooo:rsid="001bbfd7" officeooo:paragraph-rsid="00423617"/>
    </style:style>
    <style:style style:name="P37" style:family="paragraph" style:parent-style-name="Standard">
      <style:text-properties officeooo:rsid="001bbfd7" officeooo:paragraph-rsid="004d3638"/>
    </style:style>
    <style:style style:name="P38" style:family="paragraph" style:parent-style-name="Standard">
      <style:paragraph-properties fo:text-align="center" style:justify-single-word="false"/>
      <style:text-properties fo:font-weight="bold" officeooo:rsid="0038887c" officeooo:paragraph-rsid="0038887c" style:font-weight-asian="bold" style:font-weight-complex="bold"/>
    </style:style>
    <style:style style:name="P39" style:family="paragraph" style:parent-style-name="Standard">
      <style:paragraph-properties fo:text-align="center" style:justify-single-word="false"/>
      <style:text-properties fo:font-weight="bold" officeooo:rsid="002c72c2" officeooo:paragraph-rsid="002c72c2" style:font-weight-asian="bold" style:font-weight-complex="bold"/>
    </style:style>
    <style:style style:name="P40" style:family="paragraph" style:parent-style-name="Standard">
      <style:paragraph-properties fo:text-align="center" style:justify-single-word="false"/>
      <style:text-properties fo:font-weight="bold" officeooo:rsid="0025c95f" officeooo:paragraph-rsid="0025c95f" style:font-weight-asian="bold" style:font-weight-complex="bold"/>
    </style:style>
    <style:style style:name="P41" style:family="paragraph" style:parent-style-name="Standard">
      <style:paragraph-properties fo:text-align="center" style:justify-single-word="false"/>
      <style:text-properties fo:font-weight="bold" officeooo:rsid="0021bf1a" officeooo:paragraph-rsid="0021bf1a" style:font-weight-asian="bold" style:font-weight-complex="bold"/>
    </style:style>
    <style:style style:name="P42" style:family="paragraph" style:parent-style-name="Standard">
      <style:paragraph-properties fo:text-align="center" style:justify-single-word="false"/>
      <style:text-properties fo:font-weight="bold" officeooo:rsid="0021bf1a" officeooo:paragraph-rsid="003218bf" style:font-weight-asian="bold" style:font-weight-complex="bold"/>
    </style:style>
    <style:style style:name="P43" style:family="paragraph" style:parent-style-name="Standard">
      <style:paragraph-properties fo:text-align="center" style:justify-single-word="false"/>
      <style:text-properties fo:font-weight="bold" officeooo:rsid="0021bf1a" officeooo:paragraph-rsid="0025c95f" style:font-weight-asian="bold" style:font-weight-complex="bold"/>
    </style:style>
    <style:style style:name="P44" style:family="paragraph" style:parent-style-name="Standard">
      <style:paragraph-properties fo:text-align="center" style:justify-single-word="false"/>
      <style:text-properties fo:font-size="15pt" style:text-underline-style="solid" style:text-underline-width="auto" style:text-underline-color="font-color" fo:font-weight="bold" officeooo:rsid="0021bf1a" officeooo:paragraph-rsid="0021bf1a" style:font-size-asian="15pt" style:font-weight-asian="bold" style:font-size-complex="15pt" style:font-weight-complex="bold"/>
    </style:style>
    <style:style style:name="P45" style:family="paragraph" style:parent-style-name="Standard">
      <style:text-properties officeooo:rsid="0010d020" officeooo:paragraph-rsid="0046d639"/>
    </style:style>
    <style:style style:name="P46" style:family="paragraph" style:parent-style-name="Standard">
      <style:text-properties officeooo:rsid="0010d020" officeooo:paragraph-rsid="004c0a1b"/>
    </style:style>
    <style:style style:name="P47" style:family="paragraph" style:parent-style-name="Standard">
      <style:text-properties officeooo:rsid="000deffd" officeooo:paragraph-rsid="00483347"/>
    </style:style>
    <style:style style:name="P48" style:family="paragraph" style:parent-style-name="Standard">
      <style:text-properties officeooo:rsid="0014813b" officeooo:paragraph-rsid="004c0a1b"/>
    </style:style>
    <style:style style:name="P49" style:family="paragraph" style:parent-style-name="Standard">
      <style:text-properties officeooo:rsid="000db94d" officeooo:paragraph-rsid="004d3638"/>
    </style:style>
    <style:style style:name="T1" style:family="text">
      <style:text-properties officeooo:rsid="000cf2d4"/>
    </style:style>
    <style:style style:name="T2" style:family="text">
      <style:text-properties officeooo:rsid="000e68a1"/>
    </style:style>
    <style:style style:name="T3" style:family="text">
      <style:text-properties officeooo:rsid="000f1af9"/>
    </style:style>
    <style:style style:name="T4" style:family="text">
      <style:text-properties officeooo:rsid="00122405"/>
    </style:style>
    <style:style style:name="T5" style:family="text">
      <style:text-properties officeooo:rsid="0014813b"/>
    </style:style>
    <style:style style:name="T6" style:family="text">
      <style:text-properties officeooo:rsid="0016e0d4"/>
    </style:style>
    <style:style style:name="T7" style:family="text">
      <style:text-properties officeooo:rsid="001892e0"/>
    </style:style>
    <style:style style:name="T8" style:family="text">
      <style:text-properties officeooo:rsid="001a0637"/>
    </style:style>
    <style:style style:name="T9" style:family="text">
      <style:text-properties officeooo:rsid="001bbfd7"/>
    </style:style>
    <style:style style:name="T10" style:family="text">
      <style:text-properties officeooo:rsid="001bde8c"/>
    </style:style>
    <style:style style:name="T11" style:family="text">
      <style:text-properties officeooo:rsid="001d9ddd"/>
    </style:style>
    <style:style style:name="T12" style:family="text">
      <style:text-properties officeooo:rsid="001f786a"/>
    </style:style>
    <style:style style:name="T13" style:family="text">
      <style:text-properties officeooo:rsid="0021bf1a"/>
    </style:style>
    <style:style style:name="T14" style:family="text">
      <style:text-properties officeooo:rsid="0023b0c2"/>
    </style:style>
    <style:style style:name="T15" style:family="text">
      <style:text-properties officeooo:rsid="00245484"/>
    </style:style>
    <style:style style:name="T16" style:family="text">
      <style:text-properties officeooo:rsid="0025c95f"/>
    </style:style>
    <style:style style:name="T17" style:family="text">
      <style:text-properties fo:font-weight="bold" style:font-weight-asian="bold" style:font-weight-complex="bold"/>
    </style:style>
    <style:style style:name="T18" style:family="text">
      <style:text-properties fo:font-weight="bold" officeooo:rsid="0020830c" style:font-weight-asian="bold" style:font-weight-complex="bold"/>
    </style:style>
    <style:style style:name="T19" style:family="text">
      <style:text-properties fo:font-weight="bold" officeooo:rsid="0027c644" style:font-weight-asian="bold" style:font-weight-complex="bold"/>
    </style:style>
    <style:style style:name="T20" style:family="text">
      <style:text-properties fo:font-weight="bold" officeooo:rsid="000e68a1" style:font-weight-asian="bold" style:font-weight-complex="bold"/>
    </style:style>
    <style:style style:name="T21" style:family="text">
      <style:text-properties fo:font-weight="bold" officeooo:rsid="0038887c" style:font-weight-asian="bold" style:font-weight-complex="bold"/>
    </style:style>
    <style:style style:name="T22" style:family="text">
      <style:text-properties fo:font-weight="bold" officeooo:rsid="003fc69b" style:font-weight-asian="bold" style:font-weight-complex="bold"/>
    </style:style>
    <style:style style:name="T23" style:family="text">
      <style:text-properties fo:font-weight="bold" officeooo:rsid="004c0a1b" style:font-weight-asian="bold" style:font-weight-complex="bold"/>
    </style:style>
    <style:style style:name="T24" style:family="text">
      <style:text-properties fo:font-weight="bold" officeooo:rsid="00423617" style:font-weight-asian="bold" style:font-weight-complex="bold"/>
    </style:style>
    <style:style style:name="T25" style:family="text">
      <style:text-properties officeooo:rsid="0027c644"/>
    </style:style>
    <style:style style:name="T26" style:family="text">
      <style:text-properties officeooo:rsid="0027c981"/>
    </style:style>
    <style:style style:name="T27" style:family="text">
      <style:text-properties officeooo:rsid="0029c8d9"/>
    </style:style>
    <style:style style:name="T28" style:family="text">
      <style:text-properties officeooo:rsid="002b589a"/>
    </style:style>
    <style:style style:name="T29" style:family="text">
      <style:text-properties officeooo:rsid="002c72c2"/>
    </style:style>
    <style:style style:name="T30" style:family="text">
      <style:text-properties officeooo:rsid="0031ba2e"/>
    </style:style>
    <style:style style:name="T31" style:family="text">
      <style:text-properties officeooo:rsid="003218bf"/>
    </style:style>
    <style:style style:name="T32" style:family="text">
      <style:text-properties officeooo:rsid="0032d017"/>
    </style:style>
    <style:style style:name="T33" style:family="text">
      <style:text-properties officeooo:rsid="0037c433"/>
    </style:style>
    <style:style style:name="T34" style:family="text">
      <style:text-properties officeooo:rsid="0038887c"/>
    </style:style>
    <style:style style:name="T35" style:family="text">
      <style:text-properties fo:font-size="9pt" style:font-size-asian="9pt" style:font-size-complex="9pt"/>
    </style:style>
    <style:style style:name="T36" style:family="text">
      <style:text-properties fo:font-size="9pt" officeooo:rsid="000db94d" style:font-size-asian="9pt" style:font-size-complex="9pt"/>
    </style:style>
    <style:style style:name="T37" style:family="text">
      <style:text-properties fo:font-size="9pt" fo:font-weight="normal" officeooo:rsid="0038887c" style:font-size-asian="9pt" style:font-weight-asian="normal" style:font-size-complex="9pt" style:font-weight-complex="normal"/>
    </style:style>
    <style:style style:name="T38" style:family="text">
      <style:text-properties fo:font-size="9pt" fo:font-weight="normal" officeooo:rsid="0038887c" style:font-size-asian="7.84999990463257pt" style:font-weight-asian="normal" style:font-size-complex="9pt" style:font-weight-complex="normal"/>
    </style:style>
    <style:style style:name="T39" style:family="text">
      <style:text-properties fo:font-size="9pt" fo:font-weight="normal" officeooo:rsid="0042aa27" style:font-size-asian="7.84999990463257pt" style:font-weight-asian="normal" style:font-size-complex="9pt" style:font-weight-complex="normal"/>
    </style:style>
    <style:style style:name="T40" style:family="text">
      <style:text-properties fo:font-size="9pt" fo:font-weight="normal" officeooo:rsid="004f1d6e" style:font-size-asian="7.84999990463257pt" style:font-weight-asian="normal" style:font-size-complex="9pt" style:font-weight-complex="normal"/>
    </style:style>
    <style:style style:name="T41" style:family="text">
      <style:text-properties officeooo:rsid="003c88ac"/>
    </style:style>
    <style:style style:name="T42" style:family="text">
      <style:text-properties officeooo:rsid="003df89e"/>
    </style:style>
    <style:style style:name="T43" style:family="text">
      <style:text-properties officeooo:rsid="003fc69b"/>
    </style:style>
    <style:style style:name="T44" style:family="text">
      <style:text-properties officeooo:rsid="0010512c"/>
    </style:style>
    <style:style style:name="T45" style:family="text">
      <style:text-properties officeooo:rsid="0014f58f"/>
    </style:style>
    <style:style style:name="T46" style:family="text">
      <style:text-properties officeooo:rsid="000db94d"/>
    </style:style>
    <style:style style:name="T47" style:family="text">
      <style:text-properties officeooo:rsid="0013ccec"/>
    </style:style>
    <style:style style:name="T48" style:family="text">
      <style:text-properties officeooo:rsid="00420063"/>
    </style:style>
    <style:style style:name="T49" style:family="text">
      <style:text-properties officeooo:rsid="00423617"/>
    </style:style>
    <style:style style:name="T50" style:family="text">
      <style:text-properties officeooo:rsid="0042c9f7"/>
    </style:style>
    <style:style style:name="T51" style:family="text">
      <style:text-properties officeooo:rsid="00434e1f"/>
    </style:style>
    <style:style style:name="T52" style:family="text">
      <style:text-properties officeooo:rsid="0046d639"/>
    </style:style>
    <style:style style:name="T53" style:family="text">
      <style:text-properties officeooo:rsid="00474f73"/>
    </style:style>
    <style:style style:name="T54" style:family="text">
      <style:text-properties officeooo:rsid="00483347"/>
    </style:style>
    <style:style style:name="T55" style:family="text">
      <style:text-properties officeooo:rsid="004a5ba3"/>
    </style:style>
    <style:style style:name="T56" style:family="text">
      <style:text-properties officeooo:rsid="004c0a1b"/>
    </style:style>
    <style:style style:name="T57" style:family="text">
      <style:text-properties officeooo:rsid="004d3638"/>
    </style:style>
    <style:style style:name="T58" style:family="text">
      <style:text-properties officeooo:rsid="004d7827"/>
    </style:style>
    <style:style style:name="T59" style:family="text">
      <style:text-properties officeooo:rsid="004f1d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
      <text:p text:style-name="P27">TEAM <text:span text:style-name="T32">PI </text:span>Project <text:span text:style-name="T29">Proposal Plan</text:span></text:p>
      <text:p text:style-name="P33"/>
      <text:p text:style-name="P33"/>
      <text:p text:style-name="P25"/>
      <text:p text:style-name="P38">Background</text:p>
      <text:p text:style-name="P25"/>
      <text:p text:style-name="P4">First <text:span text:style-name="T34">of all,</text:span> I want to tell you a story about where I come from and who I am.</text:p>
      <text:p text:style-name="P4"/>
      <text:p text:style-name="P5">I am a Karbow<text:span text:style-name="T32">s</text:span>ki. <text:span text:style-name="T48">(polish pronouncation: car.bof.ski)</text:span> <text:span text:style-name="T3">In the Polish language, m</text:span>y name means that I come from Notchtown <text:span text:style-name="T2">or in the German language I came from Carbon Town. The Germans called coal, Karbon. The borders between the German and Polish Kings moved back and forth several times over the last millennia. I could have the Polish version of a German name or vise versa. I need to dig deeper into my geneology at a later date. My case and point is that my name has two distinct meanings directly relavant to the problem that we are here to solve, Atmospheric </text:span><text:span text:style-name="T20">Carbon Removal</text:span><text:span text:style-name="T2">.</text:span></text:p>
      <text:p text:style-name="P5"/>
      <text:p text:style-name="P47">In medieval times <text:span text:style-name="T7">all </text:span>the notchers lived in <text:span text:style-name="T7">N</text:span>otchtown<text:span text:style-name="T26">s</text:span>. T<text:span text:style-name="T50">he notchers </text:span>kept <text:span text:style-name="T50">all the tax</text:span> records for the King. The king <text:span text:style-name="T6">would collect his taxes in the form of at least </text:span>half of his serfs’ <text:span text:style-name="T34">annual </text:span>crops. <text:s/><text:span text:style-name="T55">Since coin was scarce, t</text:span>he notcher would go to each farm once per year and knotch his stick <text:span text:style-name="T7">in</text:span> his unique way, <text:span text:style-name="T7">then</text:span> give half of the *<text:span text:style-name="T42">short end of </text:span>stick*,<text:span text:style-name="T42">called the foil or debt,</text:span> to the serf and take the other <text:span text:style-name="T42">longer</text:span> half of the stick, <text:span text:style-name="T42">called the stock</text:span> <text:span text:style-name="T7">back </text:span>to <text:span text:style-name="T7">N</text:span>otchtown. <text:span text:style-name="T2">Essentially </text:span>the notchers kept <text:span text:style-name="T2">the tax </text:span>records <text:span text:style-name="T54">and collected the taxes</text:span> <text:span text:style-name="T2">that kept feudalism running. <text:s/>I come from a long line of carbon counters on my father’s side and a long line of teachers on my mother’s side. Maybe ‘notching carbon’ is still a good idea today?</text:span></text:p>
      <text:p text:style-name="P6"/>
      <text:p text:style-name="P26">Incidentally, coal, oil, crops and soil are all made from carbon. Carbon compounds are generally dark in color, therfore as the aformentioned materials become darker in color they become richer in carbon content. Counting <text:span text:style-name="T49">or weighing</text:span> carbon will be key to solving our climate crisis today just as it was <text:span text:style-name="T53">the </text:span>key <text:span text:style-name="T49">form of taxation in</text:span> Europe for <text:span text:style-name="T53">a </text:span>thousands years.</text:p>
      <text:p text:style-name="P4"/>
      <text:p text:style-name="P8">The difference between our two <text:span text:style-name="T33">proposed </text:span>TEAMS: <text:span text:style-name="T17">TEAM OSU</text:span> is open souce, public and everybody <text:span text:style-name="T6">can be</text:span> a collaborator, where as <text:span text:style-name="T17">TEAM PI</text:span> is proprietary, private and everybody <text:span text:style-name="T6">that is </text:span>not on our team is a competitor <text:span text:style-name="T6">and must be treated as such.</text:span> </text:p>
      <text:p text:style-name="P8"/>
      <text:p text:style-name="P46"><text:span text:style-name="T22">T</text:span><text:span text:style-name="T23">EAM</text:span><text:span text:style-name="T22"> PI</text:span><text:span text:style-name="T43"> is </text:span>develop<text:span text:style-name="T42">ing</text:span> a <text:span text:style-name="T49">data carbon economics app that</text:span> <text:span text:style-name="T49">teaches a novel </text:span>household <text:span text:style-name="T43">circular </text:span>carbon removal <text:span text:style-name="T42">system</text:span> and biosteward<text:span text:style-name="T27">ship</text:span> algor<text:span text:style-name="T7">i</text:span>thm. <text:span text:style-name="T42">At the very most 27% of US carbon emissions are sourced from households. <text:s/>Governments, institutions and global corporations comprise the rest. <text:s/>We</text:span> need <text:span text:style-name="T9">to</text:span> <text:span text:style-name="T56">digitize,</text:span> sensorize, <text:span text:style-name="T7">standardize then</text:span> license <text:span text:style-name="T49">atmosheric</text:span> <text:span text:style-name="T49">carbon removal code </text:span>to the <text:span text:style-name="T49">majority</text:span> <text:span text:style-name="T28">of US households</text:span>. Based on preliminary data my <text:span text:style-name="T49">zero waste carbon removal</text:span> alogr<text:span text:style-name="T7">i</text:span>thm has cut my household power usage <text:span text:style-name="T4">by 50%</text:span>, <text:span text:style-name="T52">food waste by 100%,</text:span> water usage <text:span text:style-name="T7">by</text:span> 85%, garbage <text:span text:style-name="T52">waste</text:span> <text:span text:style-name="T4">by 100% and transportation costs by 95% percent.</text:span> <text:s/><text:span text:style-name="T9">That all translates to greatly reduced carbon emissions thus greatly reduced household expenditures. <text:s/></text:span></text:p>
      <text:p text:style-name="P46"/>
      <text:p text:style-name="P46"><text:span text:style-name="T56">So where do we put all this carbon instead to the atmosphere? Hint: Eac</text:span>h pound of soil or plant grown weighs <text:span text:style-name="T7">approximately half its weight</text:span> in carbon dioxide <text:span text:style-name="T42">minus water content</text:span>. <text:s/></text:p>
      <text:p text:style-name="P45"/>
      <text:p text:style-name="P45"><text:span text:style-name="T8">My goal is to</text:span> calculate my <text:span text:style-name="T7">total </text:span>household net negative <text:span text:style-name="T8">carbon </text:span>emissions, <text:span text:style-name="T42">otherwise known as carbon removal</text:span> for <text:span text:style-name="T56">the $100 million carbon removal </text:span>xprize <text:span text:style-name="T49">entry demonstration and for the good of humanity</text:span>. <text:span text:style-name="T8">ONCE</text:span> we do that <text:span text:style-name="T8">then</text:span> we need to <text:span text:style-name="T52">teach </text:span>an estimated 2000 <text:span text:style-name="T9">networked</text:span> household<text:span text:style-name="T7">s via a household carbon removal soil making, cooking, gardening and bicycle exercise teaching app coupled with a crash course master class in carbon removal and biostewardship. <text:s/>Gut and soil </text:span><text:soft-page-break/><text:span text:style-name="T7">microbiomes health will be a favorite topic in my course. Ultimately we should scale up to as many households in the industrialized world as possible and be quick about it. <text:s/>Time is not on our side, unfortunately.</text:span></text:p>
      <text:p text:style-name="P12"/>
      <text:p text:style-name="P12"><text:span text:style-name="T33">I am</text:span> conducting a <text:span text:style-name="T54">carbon removing </text:span>study <text:span text:style-name="T54">for</text:span> <text:span text:style-name="T52">my </text:span>common <text:span text:style-name="T52">800 square feet</text:span> <text:span text:style-name="T54">second floor </text:span>apartment <text:span text:style-name="T49">with</text:span> two <text:span text:style-name="T49">occupants, my ma and me. </text:span><text:span text:style-name="T24">(Household 0)</text:span><text:span text:style-name="T49"> I am her caregiver as she suffers from Altzheimers disease. I believe that we can easily modify carbon removal algorithms for single family dwellings as well. <text:s/>I strongly hope that my houeshold carbon removal study results will help us build our for-profit carbon removal business plan and remote learning curriculum.</text:span></text:p>
      <text:p text:style-name="P12"/>
      <text:p text:style-name="P48">I would like to create a dashboard App that shows real-time net negative household <text:span text:style-name="T9">global warming gases (</text:span>GWG<text:span text:style-name="T9">) negative</text:span> emissions programmed to run off my <text:span text:style-name="T28">carbon removal </text:span>biosteward<text:span text:style-name="T9">ship</text:span> soil making <text:span text:style-name="T49">and zero waste</text:span> alg<text:span text:style-name="T34">or</text:span>ithm. </text:p>
      <text:p text:style-name="P48"/>
      <text:p text:style-name="P48"><text:span text:style-name="T56">Essentially my carbon removing algorithm is my day-to-day chores as a </text:span>series of steps <text:span text:style-name="T28">that establishes a circular carbon flow. We need to automate my recipes and data collection/reporting then scale up to all household use. </text:span><text:s/>I <text:span text:style-name="T9">started working on my household carbon removal circular flow path</text:span> each day since April 2020 <text:span text:style-name="T9">when I was forced into self-isolation by contracting Covid early in the pandemic</text:span>. <text:span text:style-name="T51">I have not thrown anything away since then and converted all my waste to soil. I am able to grow many thriving plants in my soil in pots.</text:span> <text:s/><text:span text:style-name="T28">Currently </text:span>I am <text:span text:style-name="T51">committed to increasing my carbon flow and size perhaps to 2000 tons. I will my carbon to my kin and community. <text:s/>The cycle needs to keep growing until we achieve approximately 280 ppm CO2 preindustrial atmospheric concentrations at the vert least.</text:span> <text:span text:style-name="T56">Also I would like to know how many tons of my removed atmoshperic carbon will be necessary to one day become more food and energy self sufficient as well? <text:s/>And multiply that by 7 trillion or more humans? *We* could then achieve my lifelong dream of being carbon balanced with our climate. I dream that one day we will know how many trillion tons of atmospheric carbon dioxide need to be removed to reach an equilibrium global soil temperature average.</text:span></text:p>
      <text:p text:style-name="P14"><text:s text:c="2"/></text:p>
      <text:p text:style-name="P37">My three main discoveries are: 1.) <text:s/>Carbon removal from the atmosphere will never be fully optimized because soil making will always improve due to the fact that soil and gut biomes are always learning. 2.) Soil making is a non-determinant process and is comprised of physical materials and living entities at the same time. <text:s/>All carbon has a circular flow. 3.) <text:span text:style-name="T17">‘Everything is soil.’</text:span> </text:p>
      <text:p text:style-name="P37"/>
      <text:p text:style-name="P37">I define everything as all the common materials and living entities found in the average US household that can be used to make soil and/or can be converted to soil. These materials are familiar to the biostewards. These ingredients include all <text:span text:style-name="T49">solid</text:span> <text:span text:style-name="T49">wastes such as </text:span>plastics, glass, <text:span text:style-name="T49">steel, </text:span>aluminum, paper, filth, grime, grey, <text:span text:style-name="T49">green or</text:span> black water, air, wood, steel, rubber, and all other various synthetic and natural common chemicals found in every household in the US. All these ingredients can be made into soil using my algorithms. Making soil is a lot like baking bread, cooking <text:span text:style-name="T49">with a recipe</text:span> <text:span text:style-name="T49">and </text:span>brewing kambucha <text:span text:style-name="T49">or beer</text:span>. <text:span text:style-name="T49">The goal is to mix ‘</text:span>everything’ <text:span text:style-name="T57">together</text:span> and turn it into soil then grow your own <text:span text:style-name="T49">plants or food that removes carbon dioxide from the atmoshere even further in the amounts necessary to stablize the climate then repeat and grow the cycle</text:span>. In otherwords all carbon is circular. Frankly in my system nothing is trash or garbage except our own ingorance. <text:span text:style-name="T49">I believe</text:span> education dilutes ignorance. <text:s/>Just by making a few basic lifestyle changes and utilizing open source tech, we all can reach the UN carbon reduction goal for the US. <text:span text:style-name="T57">According to the IPCC report we all need to </text:span>achieve the global carbon emission average of 8000 pounds per year by 2030, 4000 pounds per year of carbon emission<text:span text:style-name="T49">s</text:span> by 2040 and 0 net US household emissions by 2050. <text:span text:style-name="T57">According to the EPA the average US household emits 20,000 pounds of CO2 per year today and growing. I am proud to say that I have reached negative carbon emissions today! </text:span></text:p>
      <text:p text:style-name="P36"/>
      <text:p text:style-name="P36"><text:soft-page-break/>he UN climate report assessment relies on carbon removal technology that does not exist for the masses as of yet. At current rates of increased US household emissions <text:span text:style-name="T57">we will not</text:span> hold <text:span text:style-name="T57">the </text:span>average global warming to 1.5 celsius. <text:s/>Carbon removal is our only real option on the table <text:span text:style-name="T49">to overt impending societal collapse</text:span>. <text:s/>Hence <text:span text:style-name="T57">my</text:span> rational <text:span text:style-name="T57">to enter</text:span> the Musk Foundation $100 million Xprize carbon removal competition. <text:s/><text:span text:style-name="T57">Winning will bring much need attention to this matter.</text:span></text:p>
      <text:p text:style-name="P13"/>
      <text:p text:style-name="P15">I hope to have <text:span text:style-name="T9">my carbon removal alogrithm and biostewardship system </text:span>polished <text:span text:style-name="T9">up</text:span> enough to present to you <text:span text:style-name="T12">soon</text:span> after we automate our current sensor<text:span text:style-name="T57">s 1-6</text:span> <text:span text:style-name="T29">data. I need this data automation so that I can focus on counting my household carbon emissions and report my findings to the proper licensing authorities. I keep losing bits of my climate data due to power failures and human error. It is time consuming to manually save data. <text:s/>This </text:span>includ<text:span text:style-name="T9">es</text:span> getting our <text:span text:style-name="T57">solid </text:span>mass sensor working so that I can weigh lots and lots of <text:span text:style-name="T57">my</text:span> 5 gallon buckets and #7 and #5 <text:span text:style-name="T9">potting </text:span>containers. <text:s/></text:p>
      <text:p text:style-name="P15"/>
      <text:p text:style-name="P15">Currently I am growing garlic, cabbage, onions, <text:span text:style-name="T14">sunflowers, </text:span>barley and oak in <text:span text:style-name="T9">my hundreds of pots scattered around my current address</text:span>. <text:s/><text:span text:style-name="T12">I am depending upon my non-human</text:span> biostewards actively making soil everyday. <text:s/><text:span text:style-name="T9">I seek to invite the vast microbiomes in our guts and soil to join our team and together we can stablize our local climates and create living wage jobs for all humans that need them.</text:span></text:p>
      <text:p text:style-name="P1"/>
      <text:p text:style-name="P39">T<text:span text:style-name="T34">eam</text:span> Descriptions</text:p>
      <text:p text:style-name="P1"/>
      <text:p text:style-name="P2"><text:span text:style-name="T17">TEAM</text:span> (<text:span text:style-name="T21">OSU </text:span><text:span text:style-name="T37">or </text:span><text:span text:style-name="T35">insert University </text:span><text:span text:style-name="T36">or</text:span><text:span text:style-name="T35"> institution name here</text:span>) <text:span text:style-name="T17">CARBON </text:span><text:span text:style-name="T18">REMOVAL</text:span></text:p>
      <text:p text:style-name="P1"/>
      <text:p text:style-name="P9"><text:span text:style-name="T13">My ultimate goal: Establish and constantly improve a remote learning crash course for the United States to meet 1 degree Celsius average global warming by 2050 with a net negative household carbon emissions through carbon removal to</text:span>day. <text:span text:style-name="T34">Next, lice</text:span>nse <text:span text:style-name="T13">and </text:span>standardize carbon removal <text:span text:style-name="T13">and biostewardship</text:span> <text:span text:style-name="T5">cohort and academic </text:span>curricul<text:span text:style-name="T25">ia</text:span> to universities, institutions, for profit and non-profit corporations and individual households, <text:span text:style-name="T34">henceforth known as </text:span>biostewards.</text:p>
      <text:p text:style-name="P1"/>
      <text:p text:style-name="P1">Our purpose is teach<text:span text:style-name="T34">ing</text:span> carbon removal <text:span text:style-name="T1">curriculia that is open source, lisenced as biostewardship, to academic instructors and industry cohort on the job training staff. Biostewards will learn how to remove carbon</text:span> via data science <text:span text:style-name="T30">and</text:span> chemistry <text:span text:style-name="T30">but mostly by making simple</text:span> lifestyle modifications <text:span text:style-name="T30">and modulations</text:span>, <text:span text:style-name="T1">including but not limited to gut, soil and living space automated enhancements. Biostewards monitor real time improvements to local climate and microbiomes, in real terms and in real dollars, that can provide enough supplimentary income for food and shelter</text:span>. We use open source Linux Pi based sensor <text:span text:style-name="T30">tech</text:span> to weigh, record, <text:span text:style-name="T34">report and automate </text:span>carbon removal <text:span text:style-name="T30">from personal space into a net negative circular carbon sink. <text:s/>My preliminary data suggests that each average US household could save an average of $750 per month by deploying my algorithm covered under my proposed curriculum for carbon removal and biostewardship.</text:span></text:p>
      <text:p text:style-name="P1"/>
      <text:p text:style-name="P22">TEAM PI</text:p>
      <text:p text:style-name="P1"/>
      <text:p text:style-name="P49">Business <text:span text:style-name="T34">Model: Split commission on income for registered Cmachine licenses.</text:span></text:p>
      <text:p text:style-name="P49"/>
      <text:p text:style-name="P8"><text:span text:style-name="T57">Mission Statement:</text:span> <text:span text:style-name="T57">Program</text:span> carbon removal algorthm<text:span text:style-name="T30">s</text:span> then license <text:span text:style-name="T30">proprietory </text:span>code t<text:span text:style-name="T57">o </text:span>achieve <text:span text:style-name="T58">greater thatn </text:span>10 G<text:span text:style-name="T10">igaTons US</text:span> carbon removal per year <text:span text:style-name="T57">in four years</text:span> <text:span text:style-name="T11">as specified in competition rules.</text:span></text:p>
      <text:p text:style-name="P8"/>
      <text:p text:style-name="P44"/>
      <text:p text:style-name="P44"/>
      <text:p text:style-name="P44"/>
      <text:p text:style-name="P44"><text:soft-page-break/>Xprize competition <text:span text:style-name="T16">project outline steps</text:span></text:p>
      <text:p text:style-name="P24"/>
      <text:p text:style-name="P18">STEP 1:</text:p>
      <text:p text:style-name="P18"/>
      <text:p text:style-name="P28">Use dat<text:span text:style-name="T16">a</text:span> collected from <text:span text:style-name="T34">six existing </text:span>sensors, other analog measuring methods and my household carbon removal algorithm to weigh, calculate and report <text:span text:style-name="T34">my </text:span>current household carbon footprint in terms of pounds and dollars per year.</text:p>
      <text:p text:style-name="P18"/>
      <text:p text:style-name="P18"/>
      <text:p text:style-name="P18">STEP 2<text:span text:style-name="T15">a</text:span>:</text:p>
      <text:p text:style-name="P18"/>
      <text:p text:style-name="P29">Weigh and report carbon removed by soil pots, plants and all various single celled lifeforms from our gut and soil. Due to the urban nature of this study, all carbon will be containerized and movable. <text:s/>Circulate all solid carbon back into soil pots or into products with a minimum lifecycle of one century.</text:p>
      <text:p text:style-name="P29"/>
      <text:p text:style-name="P20">STEP 2b:</text:p>
      <text:p text:style-name="P23"/>
      <text:p text:style-name="P29"><text:span text:style-name="T25">D</text:span>emo carbon removal tech online to “pony the purse” for xprize competition costs. Set up Gofundme, Kickstarter campaign<text:span text:style-name="T34">s</text:span> and <text:span text:style-name="T25">private </text:span>sponsorships <text:span text:style-name="T34">for carbon removal laboratory start up costs</text:span>.</text:p>
      <text:p text:style-name="P29"/>
      <text:p text:style-name="P19"/>
      <text:p text:style-name="P19">STEP <text:span text:style-name="T15">3a</text:span>:<text:line-break/></text:p>
      <text:p text:style-name="P30">Officially register <text:span text:style-name="T25">TEAM PI and TEAM OSU </text:span>for the xprize competition <text:span text:style-name="T59">by February 01, 2022.</text:span></text:p>
      <text:p text:style-name="P30"/>
      <text:p text:style-name="P18">STEP 3<text:span text:style-name="T31">b</text:span>:</text:p>
      <text:p text:style-name="P18"/>
      <text:p text:style-name="P29">Use DEMO to recruit 2000 <text:span text:style-name="T17">TEAM PI</text:span> and <text:span text:style-name="T21">TEAM </text:span><text:span text:style-name="T17">OSU</text:span> <text:span text:style-name="T31">household </text:span>biostewards.</text:p>
      <text:p text:style-name="P31"/>
      <text:p text:style-name="P20"/>
      <text:p text:style-name="P20">STEP 4<text:span text:style-name="T16">a</text:span>:</text:p>
      <text:p text:style-name="P20"/>
      <text:p text:style-name="P32">Code carbon removal and biostewardship algorithm.</text:p>
      <text:p text:style-name="P18"/>
      <text:p text:style-name="P18">STEP <text:span text:style-name="T16">4b</text:span>:</text:p>
      <text:p text:style-name="P18"/>
      <text:p text:style-name="P32">Develop <text:span text:style-name="T34">m</text:span>obile <text:span text:style-name="T34">carbon removal </text:span>App.</text:p>
      <text:p text:style-name="P43"/>
      <text:p text:style-name="P18"/>
      <text:p text:style-name="P18">STEP <text:span text:style-name="T16">5a</text:span>:</text:p>
      <text:p text:style-name="P18"/>
      <text:p text:style-name="P32">Achieve net negative carbon footprint of minus one metric ton per year by 2022 for <text:span text:style-name="T30">Karbowski</text:span> household 1.</text:p>
      <text:p text:style-name="P21"/>
      <text:p text:style-name="P21">STEP 5<text:span text:style-name="T58">b</text:span>:</text:p>
      <text:p text:style-name="P21"/>
      <text:p text:style-name="P32">Achieve net negative carbon footprint of minus one metric ton per year for households 2 -2000 <text:span text:style-name="T34">by 2024</text:span>.</text:p>
      <text:p text:style-name="P32"/>
      <text:p text:style-name="P21"/>
      <text:p text:style-name="P21"><text:soft-page-break/>STEP 6:</text:p>
      <text:p text:style-name="P21"/>
      <text:p text:style-name="P30">Develop and <text:span text:style-name="T25">l</text:span>i<text:span text:style-name="T31">c</text:span>en<text:span text:style-name="T31">s</text:span>e <text:span text:style-name="T17">Team Pi</text:span> Business Plan <text:span text:style-name="T31">t</text:span>o achieve 1000 <text:span text:style-name="T25">metric</text:span> tons carbon removal <text:span text:style-name="T30">for the most profit</text:span> per year by 2024. <text:span text:style-name="T31">Depoly </text:span><text:span text:style-name="T17">TEAM </text:span><text:span text:style-name="T19">OSU </text:span><text:span text:style-name="T17">Carbon removal </text:span><text:span text:style-name="T19">and </text:span><text:span text:style-name="T17">biostewardship </text:span><text:span text:style-name="T31">networked online</text:span> curricu<text:span text:style-name="T41">lia</text:span>. <text:span text:style-name="T30">$50 million Grand prize will be awarded in 2024.</text:span></text:p>
      <text:p text:style-name="P32"/>
      <text:p text:style-name="P21"/>
      <text:p text:style-name="P21">STEP 7:</text:p>
      <text:p text:style-name="P21"/>
      <text:p text:style-name="P34">Network various US carbon removal firms and classes to <text:span text:style-name="T30">ultimately </text:span>achieve 10 gigatons carbon removal per year. <text:span text:style-name="T31">Establish School for the Humble Carbon Counter in Greenland and the Oregon high desert with proceeds from Prize Money and other funds. The School will focus on carbon removal and biostewards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0T16:40:53.070906052</meta:creation-date>
    <dc:date>2021-10-26T22:25:16.928090301</dc:date>
    <meta:editing-duration>P3DT3H57M22S</meta:editing-duration>
    <meta:editing-cycles>44</meta:editing-cycles>
    <meta:generator>LibreOffice/6.1.5.2$Linux_ARM_EABI LibreOffice_project/10$Build-2</meta:generator>
    <meta:document-statistic meta:table-count="0" meta:image-count="0" meta:object-count="0" meta:page-count="5" meta:paragraph-count="49" meta:word-count="2090" meta:character-count="12520" meta:non-whitespace-character-count="10442"/>
  </office:meta>
</office:document-meta>
</file>